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385.85pt"/>
    </style:style>
    <style:style style:name="co5" style:family="table-column">
      <style:table-column-properties fo:break-before="auto" style:column-width="247.21pt"/>
    </style:style>
    <style:style style:name="co6" style:family="table-column">
      <style:table-column-properties fo:break-before="auto" style:column-width="283.55pt"/>
    </style:style>
    <style:style style:name="co7" style:family="table-column">
      <style:table-column-properties fo:break-before="auto" style:column-width="62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comp1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avg_lifespan</text:p>
          </table:table-cell>
          <table:table-cell office:value-type="string" calcext:value-type="string">
            <text:p>detector_params</text:p>
          </table:table-cell>
          <table:table-cell office:value-type="string" calcext:value-type="string">
            <text:p>lk_params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hist_lifespan</text:p>
          </table:table-cell>
          <table:table-cell table:number-columns-repeated="101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76.121623973307" calcext:value-type="float">
            <text:p>476.1216239733</text:p>
          </table:table-cell>
          <table:table-cell table:style-name="ce1" office:value-type="float" office:value="1071.59520073044" calcext:value-type="float">
            <text:p>1071.5952007304</text:p>
          </table:table-cell>
          <table:table-cell table:style-name="ce1" office:value-type="string" calcext:value-type="string">
            <text:p>[('good', {'qualityLevel': 0.5, 'minDistance': 61, 'maxCorners': 510, 'blockSize': 5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string" calcext:value-type="string">
            <text:p>[{'resize': (0.5, 0.5), 'filterType': 'median', 'filterSize': (15, 15)}]</text:p>
          </table:table-cell>
          <table:table-cell table:style-name="ce1" office:value-type="float" office:value="657.25" calcext:value-type="float">
            <text:p>657.25</text:p>
          </table:table-cell>
          <table:table-cell table:style-name="ce1"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8.46656804596" calcext:value-type="float">
            <text:p>648.466568046</text:p>
          </table:table-cell>
          <table:table-cell office:value-type="float" office:value="1064.48574339347" calcext:value-type="float">
            <text:p>1064.485743393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median', 'filterSize': (21, 21)}]</text:p>
          </table:table-cell>
          <table:table-cell office:value-type="float" office:value="1004.8" calcext:value-type="float">
            <text:p>1004.8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.51336318478" calcext:value-type="float">
            <text:p>103.5133631848</text:p>
          </table:table-cell>
          <table:table-cell office:value-type="float" office:value="944.371989426505" calcext:value-type="float">
            <text:p>944.371989426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median', 'filterSize': (5, 5)}]</text:p>
          </table:table-cell>
          <table:table-cell office:value-type="float" office:value="304.25" calcext:value-type="float">
            <text:p>304.25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.394349423048" calcext:value-type="float">
            <text:p>100.394349423</text:p>
          </table:table-cell>
          <table:table-cell office:value-type="float" office:value="912.795034403592" calcext:value-type="float">
            <text:p>912.795034403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gauss', 'filterSize': (21, 21)}]</text:p>
          </table:table-cell>
          <table:table-cell office:value-type="float" office:value="378.15" calcext:value-type="float">
            <text:p>378.15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.5664166364746" calcext:value-type="float">
            <text:p>96.5664166365</text:p>
          </table:table-cell>
          <table:table-cell office:value-type="float" office:value="912.795034403592" calcext:value-type="float">
            <text:p>912.795034403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gauss', 'filterSize': (15, 15)}]</text:p>
          </table:table-cell>
          <table:table-cell office:value-type="float" office:value="378.15" calcext:value-type="float">
            <text:p>378.15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.6653919287332" calcext:value-type="float">
            <text:p>92.6653919287</text:p>
          </table:table-cell>
          <table:table-cell office:value-type="float" office:value="912.795034403592" calcext:value-type="float">
            <text:p>912.795034403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gauss', 'filterSize': (5, 5)}]</text:p>
          </table:table-cell>
          <table:table-cell office:value-type="float" office:value="378.15" calcext:value-type="float">
            <text:p>378.15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26.255271530488" calcext:value-type="float">
            <text:p>226.2552715305</text:p>
          </table:table-cell>
          <table:table-cell table:style-name="ce1" office:value-type="float" office:value="876.807686502979" calcext:value-type="float">
            <text:p>876.807686503</text:p>
          </table:table-cell>
          <table:table-cell table:style-name="ce1" office:value-type="string" calcext:value-type="string">
            <text:p>[('sift', {'sigma': 2.5, 'nOctaveLayers': 1, 'edgeThreshold': 2, 'contrastThreshold': 0.01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string" calcext:value-type="string">
            <text:p>[{'resize': (0.5, 0.5), 'filterType': 'gauss', 'filterSize': (5, 5)}]</text:p>
          </table:table-cell>
          <table:table-cell table:style-name="ce1" office:value-type="float" office:value="2914.7" calcext:value-type="float">
            <text:p>2914.7</text:p>
          </table:table-cell>
          <table:table-cell table:style-name="ce1"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5.871284566533" calcext:value-type="float">
            <text:p>225.8712845665</text:p>
          </table:table-cell>
          <table:table-cell office:value-type="float" office:value="876.807686502979" calcext:value-type="float">
            <text:p>876.807686503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gauss', 'filterSize': (15, 15)}]</text:p>
          </table:table-cell>
          <table:table-cell office:value-type="float" office:value="2914.7" calcext:value-type="float">
            <text:p>2914.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0.357710228882" calcext:value-type="float">
            <text:p>230.3577102289</text:p>
          </table:table-cell>
          <table:table-cell office:value-type="float" office:value="876.807686502979" calcext:value-type="float">
            <text:p>876.807686503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gauss', 'filterSize': (21, 21)}]</text:p>
          </table:table-cell>
          <table:table-cell office:value-type="float" office:value="2914.7" calcext:value-type="float">
            <text:p>2914.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.151505949692" calcext:value-type="float">
            <text:p>246.1515059497</text:p>
          </table:table-cell>
          <table:table-cell office:value-type="float" office:value="874.832951681698" calcext:value-type="float">
            <text:p>874.8329516817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median', 'filterSize': (5, 5)}]</text:p>
          </table:table-cell>
          <table:table-cell office:value-type="float" office:value="2769.25" calcext:value-type="float">
            <text:p>2769.2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4.835520485111" calcext:value-type="float">
            <text:p>534.8355204851</text:p>
          </table:table-cell>
          <table:table-cell office:value-type="float" office:value="814.820711761553" calcext:value-type="float">
            <text:p>814.8207117616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median', 'filterSize': (15, 15)}]</text:p>
          </table:table-cell>
          <table:table-cell office:value-type="float" office:value="2163.2" calcext:value-type="float">
            <text:p>2163.2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9.26929677923" calcext:value-type="float">
            <text:p>569.2692967792</text:p>
          </table:table-cell>
          <table:table-cell table:style-name="ce1" office:value-type="float" office:value="809.949159407296" calcext:value-type="float">
            <text:p>809.9491594073</text:p>
          </table:table-cell>
          <table:table-cell table:style-name="ce1" office:value-type="string" calcext:value-type="string">
            <text:p>[('surf', {'nOctaves': 1, 'nOctaveLayers': 1, 'hessianThreshold': 50})]</text:p>
          </table:table-cell>
          <table:table-cell table:style-name="ce1" office:value-type="string" calcext:value-type="string">
            <text:p>[{'winSize': (31, 31), 'maxLevel': 3, 'criteria': (3, 4, 0.5)}]</text:p>
          </table:table-cell>
          <table:table-cell table:style-name="ce1" office:value-type="string" calcext:value-type="string">
            <text:p>[{'resize': (0.5, 0.5), 'filterType': 'median', 'filterSize': (21, 21)}]</text:p>
          </table:table-cell>
          <table:table-cell table:style-name="ce1" office:value-type="float" office:value="999" calcext:value-type="float">
            <text:p>999</text:p>
          </table:table-cell>
          <table:table-cell table:style-name="ce1"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5.48848393576" calcext:value-type="float">
            <text:p>515.4884839358</text:p>
          </table:table-cell>
          <table:table-cell office:value-type="float" office:value="787.989487675434" calcext:value-type="float">
            <text:p>787.9894876754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median', 'filterSize': (15, 15)}]</text:p>
          </table:table-cell>
          <table:table-cell office:value-type="float" office:value="1974.55" calcext:value-type="float">
            <text:p>1974.55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7.260252060652" calcext:value-type="float">
            <text:p>257.2602520607</text:p>
          </table:table-cell>
          <table:table-cell office:value-type="float" office:value="763.09464166702" calcext:value-type="float">
            <text:p>763.094641667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median', 'filterSize': (5, 5)}]</text:p>
          </table:table-cell>
          <table:table-cell office:value-type="float" office:value="3958.2" calcext:value-type="float">
            <text:p>3958.2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6.693039476484" calcext:value-type="float">
            <text:p>246.6930394765</text:p>
          </table:table-cell>
          <table:table-cell office:value-type="float" office:value="742.679585195083" calcext:value-type="float">
            <text:p>742.679585195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gauss', 'filterSize': (21, 21)}]</text:p>
          </table:table-cell>
          <table:table-cell office:value-type="float" office:value="4439.5" calcext:value-type="float">
            <text:p>4439.5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3.417706722514" calcext:value-type="float">
            <text:p>253.4177067225</text:p>
          </table:table-cell>
          <table:table-cell office:value-type="float" office:value="742.679585195083" calcext:value-type="float">
            <text:p>742.679585195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gauss', 'filterSize': (5, 5)}]</text:p>
          </table:table-cell>
          <table:table-cell office:value-type="float" office:value="4439.5" calcext:value-type="float">
            <text:p>4439.5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2.255161791484" calcext:value-type="float">
            <text:p>252.2551617915</text:p>
          </table:table-cell>
          <table:table-cell office:value-type="float" office:value="742.679585195083" calcext:value-type="float">
            <text:p>742.679585195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gauss', 'filterSize': (15, 15)}]</text:p>
          </table:table-cell>
          <table:table-cell office:value-type="float" office:value="4439.5" calcext:value-type="float">
            <text:p>4439.5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8.964844222402" calcext:value-type="float">
            <text:p>618.9648442224</text:p>
          </table:table-cell>
          <table:table-cell office:value-type="float" office:value="734.965197653966" calcext:value-type="float">
            <text:p>734.96519765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5, 0.5), 'filterType': 'median', 'filterSize': (21, 21)}]</text:p>
          </table:table-cell>
          <table:table-cell office:value-type="float" office:value="1694.55" calcext:value-type="float">
            <text:p>1694.55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4.641233802827" calcext:value-type="float">
            <text:p>544.6412338028</text:p>
          </table:table-cell>
          <table:table-cell office:value-type="float" office:value="642.334072172628" calcext:value-type="float">
            <text:p>642.334072172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median', 'filterSize': (15, 15)}]</text:p>
          </table:table-cell>
          <table:table-cell office:value-type="float" office:value="951.85" calcext:value-type="float">
            <text:p>951.85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4.447566095889" calcext:value-type="float">
            <text:p>724.4475660959</text:p>
          </table:table-cell>
          <table:table-cell office:value-type="float" office:value="563.958231866475" calcext:value-type="float">
            <text:p>563.9582318665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median', 'filterSize': (21, 21)}]</text:p>
          </table:table-cell>
          <table:table-cell office:value-type="float" office:value="1733.3" calcext:value-type="float">
            <text:p>1733.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1.483927448362" calcext:value-type="float">
            <text:p>381.4839274484</text:p>
          </table:table-cell>
          <table:table-cell office:value-type="float" office:value="552.412698310768" calcext:value-type="float">
            <text:p>552.4126983108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median', 'filterSize': (5, 5)}]</text:p>
          </table:table-cell>
          <table:table-cell office:value-type="float" office:value="6340.25" calcext:value-type="float">
            <text:p>6340.2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6.669806629546" calcext:value-type="float">
            <text:p>526.6698066295</text:p>
          </table:table-cell>
          <table:table-cell office:value-type="float" office:value="533.893562272093" calcext:value-type="float">
            <text:p>533.893562272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median', 'filterSize': (15, 15)}]</text:p>
          </table:table-cell>
          <table:table-cell office:value-type="float" office:value="1374.25" calcext:value-type="float">
            <text:p>1374.25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2.501063069214" calcext:value-type="float">
            <text:p>412.5010630692</text:p>
          </table:table-cell>
          <table:table-cell office:value-type="float" office:value="528.578253918073" calcext:value-type="float">
            <text:p>528.578253918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gauss', 'filterSize': (5, 5)}]</text:p>
          </table:table-cell>
          <table:table-cell office:value-type="float" office:value="8234.5" calcext:value-type="float">
            <text:p>8234.5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3.395981347181" calcext:value-type="float">
            <text:p>413.3959813472</text:p>
          </table:table-cell>
          <table:table-cell office:value-type="float" office:value="528.578253918073" calcext:value-type="float">
            <text:p>528.578253918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gauss', 'filterSize': (21, 21)}]</text:p>
          </table:table-cell>
          <table:table-cell office:value-type="float" office:value="8234.5" calcext:value-type="float">
            <text:p>8234.5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3.390497558554" calcext:value-type="float">
            <text:p>413.3904975586</text:p>
          </table:table-cell>
          <table:table-cell office:value-type="float" office:value="528.578253918073" calcext:value-type="float">
            <text:p>528.578253918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gauss', 'filterSize': (15, 15)}]</text:p>
          </table:table-cell>
          <table:table-cell office:value-type="float" office:value="8234.5" calcext:value-type="float">
            <text:p>8234.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8.738872336419" calcext:value-type="float">
            <text:p>408.7388723364</text:p>
          </table:table-cell>
          <table:table-cell office:value-type="float" office:value="521.092125891404" calcext:value-type="float">
            <text:p>521.092125891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gauss', 'filterSize': (15, 15)}]</text:p>
          </table:table-cell>
          <table:table-cell office:value-type="float" office:value="7069.2" calcext:value-type="float">
            <text:p>7069.2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8.681552396089" calcext:value-type="float">
            <text:p>418.6815523961</text:p>
          </table:table-cell>
          <table:table-cell office:value-type="float" office:value="521.092125891404" calcext:value-type="float">
            <text:p>521.092125891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gauss', 'filterSize': (21, 21)}]</text:p>
          </table:table-cell>
          <table:table-cell office:value-type="float" office:value="7069.2" calcext:value-type="float">
            <text:p>7069.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8.74269548414" calcext:value-type="float">
            <text:p>408.7426954841</text:p>
          </table:table-cell>
          <table:table-cell office:value-type="float" office:value="521.092125891404" calcext:value-type="float">
            <text:p>521.092125891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gauss', 'filterSize': (5, 5)}]</text:p>
          </table:table-cell>
          <table:table-cell office:value-type="float" office:value="7069.2" calcext:value-type="float">
            <text:p>7069.2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7.54307532259" calcext:value-type="float">
            <text:p>127.5430753226</text:p>
          </table:table-cell>
          <table:table-cell office:value-type="float" office:value="506.629669361301" calcext:value-type="float">
            <text:p>506.629669361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gauss', 'filterSize': (15, 15)}]</text:p>
          </table:table-cell>
          <table:table-cell office:value-type="float" office:value="623.5" calcext:value-type="float">
            <text:p>623.5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1.687529489225" calcext:value-type="float">
            <text:p>121.6875294892</text:p>
          </table:table-cell>
          <table:table-cell office:value-type="float" office:value="506.629669361301" calcext:value-type="float">
            <text:p>506.629669361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gauss', 'filterSize': (5, 5)}]</text:p>
          </table:table-cell>
          <table:table-cell office:value-type="float" office:value="623.5" calcext:value-type="float">
            <text:p>623.5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2.833373072871" calcext:value-type="float">
            <text:p>132.8333730729</text:p>
          </table:table-cell>
          <table:table-cell office:value-type="float" office:value="506.629669361301" calcext:value-type="float">
            <text:p>506.6296693613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gauss', 'filterSize': (21, 21)}]</text:p>
          </table:table-cell>
          <table:table-cell office:value-type="float" office:value="623.5" calcext:value-type="float">
            <text:p>623.5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.411408466044" calcext:value-type="float">
            <text:p>406.411408466</text:p>
          </table:table-cell>
          <table:table-cell office:value-type="float" office:value="502.831033970544" calcext:value-type="float">
            <text:p>502.8310339705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median', 'filterSize': (5, 5)}]</text:p>
          </table:table-cell>
          <table:table-cell office:value-type="float" office:value="6375.55" calcext:value-type="float">
            <text:p>6375.5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5.557394456056" calcext:value-type="float">
            <text:p>585.5573944561</text:p>
          </table:table-cell>
          <table:table-cell office:value-type="float" office:value="500.321120874185" calcext:value-type="float">
            <text:p>500.3211208742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median', 'filterSize': (21, 21)}]</text:p>
          </table:table-cell>
          <table:table-cell office:value-type="float" office:value="608.85" calcext:value-type="float">
            <text:p>608.85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1.533966402979" calcext:value-type="float">
            <text:p>551.533966403</text:p>
          </table:table-cell>
          <table:table-cell office:value-type="float" office:value="442.809685764248" calcext:value-type="float">
            <text:p>442.8096857642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median', 'filterSize': (15, 15)}]</text:p>
          </table:table-cell>
          <table:table-cell office:value-type="float" office:value="1406.6" calcext:value-type="float">
            <text:p>1406.6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.310501927386" calcext:value-type="float">
            <text:p>510.3105019274</text:p>
          </table:table-cell>
          <table:table-cell office:value-type="float" office:value="432.449961776102" calcext:value-type="float">
            <text:p>432.4499617761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median', 'filterSize': (15, 15)}]</text:p>
          </table:table-cell>
          <table:table-cell office:value-type="float" office:value="1008.8" calcext:value-type="float">
            <text:p>1008.8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2.690297958796" calcext:value-type="float">
            <text:p>142.6902979588</text:p>
          </table:table-cell>
          <table:table-cell office:value-type="float" office:value="421.943636000606" calcext:value-type="float">
            <text:p>421.9436360006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median', 'filterSize': (5, 5)}]</text:p>
          </table:table-cell>
          <table:table-cell office:value-type="float" office:value="616.9" calcext:value-type="float">
            <text:p>616.9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4.273937372371" calcext:value-type="float">
            <text:p>384.2739373724</text:p>
          </table:table-cell>
          <table:table-cell office:value-type="float" office:value="415.570152741757" calcext:value-type="float">
            <text:p>415.5701527418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median', 'filterSize': (5, 5)}]</text:p>
          </table:table-cell>
          <table:table-cell office:value-type="float" office:value="8175.7" calcext:value-type="float">
            <text:p>8175.7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.4076674051" calcext:value-type="float">
            <text:p>133.4076674051</text:p>
          </table:table-cell>
          <table:table-cell office:value-type="float" office:value="388.861108715849" calcext:value-type="float">
            <text:p>388.861108715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gauss', 'filterSize': (21, 21)}]</text:p>
          </table:table-cell>
          <table:table-cell office:value-type="float" office:value="902.95" calcext:value-type="float">
            <text:p>902.95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3.526906099041" calcext:value-type="float">
            <text:p>123.526906099</text:p>
          </table:table-cell>
          <table:table-cell office:value-type="float" office:value="388.861108715849" calcext:value-type="float">
            <text:p>388.861108715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gauss', 'filterSize': (5, 5)}]</text:p>
          </table:table-cell>
          <table:table-cell office:value-type="float" office:value="902.95" calcext:value-type="float">
            <text:p>902.95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8.450852129777" calcext:value-type="float">
            <text:p>128.4508521298</text:p>
          </table:table-cell>
          <table:table-cell office:value-type="float" office:value="388.861108715849" calcext:value-type="float">
            <text:p>388.8611087158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gauss', 'filterSize': (15, 15)}]</text:p>
          </table:table-cell>
          <table:table-cell office:value-type="float" office:value="902.95" calcext:value-type="float">
            <text:p>902.95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8.704054598938" calcext:value-type="float">
            <text:p>458.7040545989</text:p>
          </table:table-cell>
          <table:table-cell office:value-type="float" office:value="388.401600182387" calcext:value-type="float">
            <text:p>388.4016001824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gauss', 'filterSize': (21, 21)}]</text:p>
          </table:table-cell>
          <table:table-cell office:value-type="float" office:value="12727.4" calcext:value-type="float">
            <text:p>12727.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5.880551272674" calcext:value-type="float">
            <text:p>455.8805512727</text:p>
          </table:table-cell>
          <table:table-cell office:value-type="float" office:value="388.401600182387" calcext:value-type="float">
            <text:p>388.4016001824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gauss', 'filterSize': (15, 15)}]</text:p>
          </table:table-cell>
          <table:table-cell office:value-type="float" office:value="12727.4" calcext:value-type="float">
            <text:p>12727.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.417315789187" calcext:value-type="float">
            <text:p>458.4173157892</text:p>
          </table:table-cell>
          <table:table-cell office:value-type="float" office:value="388.401600182387" calcext:value-type="float">
            <text:p>388.4016001824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gauss', 'filterSize': (5, 5)}]</text:p>
          </table:table-cell>
          <table:table-cell office:value-type="float" office:value="12727.4" calcext:value-type="float">
            <text:p>12727.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6.121785553148" calcext:value-type="float">
            <text:p>616.1217855531</text:p>
          </table:table-cell>
          <table:table-cell office:value-type="float" office:value="349.832245548157" calcext:value-type="float">
            <text:p>349.8322455482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median', 'filterSize': (15, 15)}]</text:p>
          </table:table-cell>
          <table:table-cell office:value-type="float" office:value="3946.4" calcext:value-type="float">
            <text:p>3946.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4.041917232864" calcext:value-type="float">
            <text:p>724.0419172329</text:p>
          </table:table-cell>
          <table:table-cell office:value-type="float" office:value="346.298768281928" calcext:value-type="float">
            <text:p>346.2987682819</text:p>
          </table:table-cell>
          <table:table-cell office:value-type="string" calcext:value-type="string">
            <text:p>[('good', {'qualityLevel': 0.5, 'minDistance': 61, 'maxCorners': 510, 'blockSize': 5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median', 'filterSize': (21, 21)}]</text:p>
          </table:table-cell>
          <table:table-cell office:value-type="float" office:value="2509.3" calcext:value-type="float">
            <text:p>2509.3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9.800573725269" calcext:value-type="float">
            <text:p>489.8005737253</text:p>
          </table:table-cell>
          <table:table-cell office:value-type="float" office:value="337.006848603516" calcext:value-type="float">
            <text:p>337.0068486035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gauss', 'filterSize': (15, 15)}]</text:p>
          </table:table-cell>
          <table:table-cell office:value-type="float" office:value="12760.3" calcext:value-type="float">
            <text:p>12760.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0.550392621898" calcext:value-type="float">
            <text:p>490.5503926219</text:p>
          </table:table-cell>
          <table:table-cell office:value-type="float" office:value="337.006848603516" calcext:value-type="float">
            <text:p>337.0068486035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gauss', 'filterSize': (5, 5)}]</text:p>
          </table:table-cell>
          <table:table-cell office:value-type="float" office:value="12760.3" calcext:value-type="float">
            <text:p>12760.3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3.472548578068" calcext:value-type="float">
            <text:p>503.4725485781</text:p>
          </table:table-cell>
          <table:table-cell office:value-type="float" office:value="337.006848603516" calcext:value-type="float">
            <text:p>337.0068486035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gauss', 'filterSize': (21, 21)}]</text:p>
          </table:table-cell>
          <table:table-cell office:value-type="float" office:value="12760.3" calcext:value-type="float">
            <text:p>12760.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0.4314329085" calcext:value-type="float">
            <text:p>570.4314329085</text:p>
          </table:table-cell>
          <table:table-cell office:value-type="float" office:value="322.666641979558" calcext:value-type="float">
            <text:p>322.6666419796</text:p>
          </table:table-cell>
          <table:table-cell office:value-type="string" calcext:value-type="string">
            <text:p>[('surf', {'nOctaves': 1, 'nOctaveLayers': 1, 'hessianThreshold': 50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median', 'filterSize': (21, 21)}]</text:p>
          </table:table-cell>
          <table:table-cell office:value-type="float" office:value="410.25" calcext:value-type="float">
            <text:p>410.2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.696144980505" calcext:value-type="float">
            <text:p>452.6961449805</text:p>
          </table:table-cell>
          <table:table-cell office:value-type="float" office:value="309.788754693274" calcext:value-type="float">
            <text:p>309.7887546933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median', 'filterSize': (5, 5)}]</text:p>
          </table:table-cell>
          <table:table-cell office:value-type="float" office:value="10554.25" calcext:value-type="float">
            <text:p>10554.25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3.661289508363" calcext:value-type="float">
            <text:p>693.6612895084</text:p>
          </table:table-cell>
          <table:table-cell office:value-type="float" office:value="298.02373694459" calcext:value-type="float">
            <text:p>298.0237369446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0.75, 0.75), 'filterType': 'median', 'filterSize': (21, 21)}]</text:p>
          </table:table-cell>
          <table:table-cell office:value-type="float" office:value="2733.6" calcext:value-type="float">
            <text:p>2733.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8.182706601707" calcext:value-type="float">
            <text:p>628.1827066017</text:p>
          </table:table-cell>
          <table:table-cell office:value-type="float" office:value="189.283640888412" calcext:value-type="float">
            <text:p>189.2836408884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median', 'filterSize': (15, 15)}]</text:p>
          </table:table-cell>
          <table:table-cell office:value-type="float" office:value="5434" calcext:value-type="float">
            <text:p>543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1.214861266507" calcext:value-type="float">
            <text:p>711.2148612665</text:p>
          </table:table-cell>
          <table:table-cell office:value-type="float" office:value="156.878989398082" calcext:value-type="float">
            <text:p>156.8789893981</text:p>
          </table:table-cell>
          <table:table-cell office:value-type="string" calcext:value-type="string">
            <text:p>[('sift', {'sigma': 2.5, 'nOctaveLayers': 1, 'edgeThreshold': 2, 'contrastThreshold': 0.01})]</text:p>
          </table:table-cell>
          <table:table-cell office:value-type="string" calcext:value-type="string">
            <text:p>[{'winSize': (31, 31), 'maxLevel': 3, 'criteria': (3, 4, 0.5)}]</text:p>
          </table:table-cell>
          <table:table-cell office:value-type="string" calcext:value-type="string">
            <text:p>[{'resize': (1, 1), 'filterType': 'median', 'filterSize': (21, 21)}]</text:p>
          </table:table-cell>
          <table:table-cell office:value-type="float" office:value="3706.05" calcext:value-type="float">
            <text:p>3706.0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1T16:18:30.381807804</dc:date>
    <meta:editing-duration>PT2M15S</meta:editing-duration>
    <meta:editing-cycles>1</meta:editing-cycles>
    <meta:document-statistic meta:table-count="1" meta:cell-count="377" meta:object-count="0"/>
    <meta:generator>LibreOffice/5.1.6.2$Linux_X86_64 LibreOffice_project/10m0$Build-2</meta:generator>
  </office:meta>
</office:document-meta>
</file>